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7.2819in" style:use-optimal-column-width="false"/>
    </style:style>
    <style:style style:name="Table1" style:family="table" style:master-page-name="MP0">
      <style:table-properties style:width="7.2819in" fo:margin-left="0in" table:align="left"/>
    </style:style>
    <style:style style:name="TableRow3" style:family="table-row">
      <style:table-row-properties style:min-row-height="0.184in" style:use-optimal-row-height="false"/>
    </style:style>
    <style:style style:name="TableCell4" style:family="table-cell">
      <style:table-cell-properties fo:border="0.0069in solid #000000" style:writing-mode="lr-tb" fo:padding-top="0in" fo:padding-left="0.0784in" fo:padding-bottom="0in" fo:padding-right="0.075in"/>
    </style:style>
    <style:style style:name="P5" style:parent-style-name="Standard" style:family="paragraph">
      <style:paragraph-properties fo:break-before="page"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6" style:parent-style-name="Standard" style:family="paragraph">
      <style:paragraph-properties>
        <style:tab-stops>
          <style:tab-stop style:type="left" style:position="2.6145in"/>
        </style:tab-stops>
      </style:paragraph-properties>
    </style:style>
    <style:style style:name="T7" style:parent-style-name="Car.predefinitoparagrafo" style:family="text">
      <style:text-properties style:font-name="Century Gothic" fo:font-weight="bold" style:font-weight-asian="bold"/>
    </style:style>
    <style:style style:name="T8" style:parent-style-name="Car.predefinitoparagrafo" style:family="text">
      <style:text-properties style:font-name="Century Gothic"/>
    </style:style>
    <style:style style:name="P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10" style:family="table-row">
      <style:table-row-properties style:min-row-height="0.1743in" style:use-optimal-row-height="false"/>
    </style:style>
    <style:style style:name="TableCell11" style:family="table-cell">
      <style:table-cell-properties fo:border="0.0069in solid #000000" style:writing-mode="lr-tb" fo:padding-top="0in" fo:padding-left="0.0784in" fo:padding-bottom="0in" fo:padding-right="0.075in"/>
    </style:style>
    <style:style style:name="P12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" style:parent-style-name="Standard" style:family="paragraph">
      <style:paragraph-properties>
        <style:tab-stops>
          <style:tab-stop style:type="left" style:position="2.6145in"/>
        </style:tab-stops>
      </style:paragraph-properties>
    </style:style>
    <style:style style:name="T14" style:parent-style-name="Car.predefinitoparagrafo" style:family="text">
      <style:text-properties style:font-name="Century Gothic" fo:font-weight="bold" style:font-weight-asian="bold"/>
    </style:style>
    <style:style style:name="T15" style:parent-style-name="Car.predefinitoparagrafo" style:family="text">
      <style:text-properties style:font-name="Century Gothic" fo:font-weight="bold" style:font-weight-asian="bold"/>
    </style:style>
    <style:style style:name="T16" style:parent-style-name="Car.predefinitoparagrafo" style:family="text">
      <style:text-properties style:font-name="Century Gothic"/>
    </style:style>
    <style:style style:name="P17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8" style:family="table-row">
      <style:table-row-properties style:min-row-height="0.184in"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P2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21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22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</style:style>
    <style:style style:name="T23" style:parent-style-name="Car.predefinitoparagrafo" style:family="text">
      <style:text-properties style:font-name="Century Gothic" fo:color="#CE181E" fo:background-color="#FFF200" fo:language="it" fo:country="IT"/>
    </style:style>
    <style:style style:name="T24" style:parent-style-name="Car.predefinitoparagrafo" style:family="text">
      <style:text-properties style:font-name="Century Gothic" fo:color="#CE181E" fo:background-color="#FFF200" fo:language="it" fo:country="IT"/>
    </style:style>
    <style:style style:name="T25" style:parent-style-name="Car.predefinitoparagrafo" style:family="text">
      <style:text-properties style:font-name="Century Gothic" fo:color="#CE181E" fo:background-color="#FFF200"/>
    </style:style>
    <style:style style:name="P26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27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28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29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0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1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2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3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4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5" style:parent-style-name="Standard" style:list-style-name="LFO3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color="#CE181E" fo:background-color="#FFF200" fo:language="it" fo:country="IT"/>
    </style:style>
    <style:style style:name="P36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TableRow37" style:family="table-row">
      <style:table-row-properties style:min-row-height="0.1743in" style:use-optimal-row-height="false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4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41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42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43" style:family="table-row">
      <style:table-row-properties style:min-row-height="0.184in" style:use-optimal-row-height="false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46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47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P48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TableRow49" style:family="table-row">
      <style:table-row-properties style:min-row-height="0.1743in"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52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53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P5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5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P56" style:parent-style-name="Standard" style:family="paragraph">
      <style:paragraph-properties fo:break-before="page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TableColumn58" style:family="table-column">
      <style:table-column-properties style:column-width="7.2819in" style:use-optimal-column-width="false"/>
    </style:style>
    <style:style style:name="Table57" style:family="table">
      <style:table-properties style:width="7.2819in" fo:margin-left="0in" table:align="left"/>
    </style:style>
    <style:style style:name="TableRow59" style:family="table-row">
      <style:table-row-properties style:min-row-height="0.184in" style:use-optimal-row-height="false"/>
    </style:style>
    <style:style style:name="TableCell60" style:family="table-cell">
      <style:table-cell-properties fo:border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62" style:parent-style-name="Standard" style:family="paragraph">
      <style:paragraph-properties>
        <style:tab-stops>
          <style:tab-stop style:type="left" style:position="2.6145in"/>
        </style:tab-stops>
      </style:paragraph-properties>
    </style:style>
    <style:style style:name="T63" style:parent-style-name="Car.predefinitoparagrafo" style:family="text">
      <style:text-properties style:font-name="Century Gothic" fo:font-weight="bold" style:font-weight-asian="bold"/>
    </style:style>
    <style:style style:name="T64" style:parent-style-name="Car.predefinitoparagrafo" style:family="text">
      <style:text-properties style:font-name="Century Gothic"/>
    </style:style>
    <style:style style:name="P6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66" style:family="table-row">
      <style:table-row-properties style:min-row-height="0.1743in" style:use-optimal-row-height="false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69" style:parent-style-name="Standard" style:family="paragraph">
      <style:paragraph-properties>
        <style:tab-stops>
          <style:tab-stop style:type="left" style:position="2.6145in"/>
        </style:tab-stops>
      </style:paragraph-properties>
    </style:style>
    <style:style style:name="T70" style:parent-style-name="Car.predefinitoparagrafo" style:family="text">
      <style:text-properties style:font-name="Century Gothic" fo:font-weight="bold" style:font-weight-asian="bold"/>
    </style:style>
    <style:style style:name="T71" style:parent-style-name="Car.predefinitoparagrafo" style:family="text">
      <style:text-properties style:font-name="Century Gothic"/>
    </style:style>
    <style:style style:name="P72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73" style:family="table-row">
      <style:table-row-properties style:min-row-height="0.184in" style:use-optimal-row-height="false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76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77" style:parent-style-name="Standard" style:list-style-name="LFO5" style:family="paragraph">
      <style:paragraph-properties>
        <style:tab-stops>
          <style:tab-stop style:type="left" style:position="2.1145in"/>
        </style:tab-stops>
      </style:paragraph-properties>
    </style:style>
    <style:style style:name="T78" style:parent-style-name="Car.predefinitoparagrafo" style:family="text">
      <style:text-properties style:font-name="Century Gothic" fo:language="it" fo:country="IT"/>
    </style:style>
    <style:style style:name="T79" style:parent-style-name="Car.predefinitoparagrafo" style:family="text">
      <style:text-properties style:font-name="Century Gothic"/>
    </style:style>
    <style:style style:name="P80" style:parent-style-name="Standard" style:list-style-name="LFO5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language="it" fo:country="IT"/>
    </style:style>
    <style:style style:name="P81" style:parent-style-name="Standard" style:list-style-name="LFO5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language="it" fo:country="IT"/>
    </style:style>
    <style:style style:name="P82" style:parent-style-name="Standard" style:list-style-name="LFO5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language="it" fo:country="IT"/>
    </style:style>
    <style:style style:name="P83" style:parent-style-name="Standard" style:list-style-name="LFO5" style:family="paragraph">
      <style:paragraph-properties>
        <style:tab-stops>
          <style:tab-stop style:type="left" style:position="2.1145in"/>
        </style:tab-stops>
      </style:paragraph-properties>
      <style:text-properties style:font-name="Century Gothic" fo:language="it" fo:country="IT"/>
    </style:style>
    <style:style style:name="P8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TableRow85" style:family="table-row">
      <style:table-row-properties style:min-row-height="0.1743in" style:use-optimal-row-height="false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8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89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90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91" style:family="table-row">
      <style:table-row-properties style:min-row-height="0.184in" style:use-optimal-row-height="false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9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95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P96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TableRow97" style:family="table-row">
      <style:table-row-properties style:min-row-height="0.1743in" style:use-optimal-row-height="false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10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01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P102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103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language="it" fo:country="IT"/>
    </style:style>
    <style:style style:name="TableColumn105" style:family="table-column">
      <style:table-column-properties style:column-width="7.2819in" style:use-optimal-column-width="false"/>
    </style:style>
    <style:style style:name="Table104" style:family="table">
      <style:table-properties style:width="7.2819in" fo:margin-left="0in" table:align="left"/>
    </style:style>
    <style:style style:name="TableRow106" style:family="table-row">
      <style:table-row-properties style:min-row-height="0.184in" style:use-optimal-row-height="false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 fo:language="it" fo:country="IT"/>
    </style:style>
    <style:style style:name="P10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1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111" style:family="table-row">
      <style:table-row-properties style:min-row-height="0.1743in" style:use-optimal-row-height="false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1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1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16" style:family="table-row">
      <style:table-row-properties style:min-row-height="0.184in" style:use-optimal-row-height="false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1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20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121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22" style:family="table-row">
      <style:table-row-properties style:min-row-height="0.1743in" style:use-optimal-row-height="false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2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26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27" style:family="table-row">
      <style:table-row-properties style:min-row-height="0.184in" style:use-optimal-row-height="false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1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132" style:family="table-row">
      <style:table-row-properties style:min-row-height="0.1743in" style:use-optimal-row-height="false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6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137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3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Column140" style:family="table-column">
      <style:table-column-properties style:column-width="7.2819in" style:use-optimal-column-width="false"/>
    </style:style>
    <style:style style:name="Table139" style:family="table">
      <style:table-properties style:width="7.2819in" fo:margin-left="0in" table:align="left"/>
    </style:style>
    <style:style style:name="TableRow141" style:family="table-row">
      <style:table-row-properties style:min-row-height="0.184in" style:use-optimal-row-height="false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4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4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146" style:family="table-row">
      <style:table-row-properties style:min-row-height="0.1743in" style:use-optimal-row-height="false"/>
    </style:style>
    <style:style style:name="TableCell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48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4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5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51" style:family="table-row">
      <style:table-row-properties style:min-row-height="0.184in" style:use-optimal-row-height="false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5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55" style:parent-style-name="Paragrafoelenco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156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57" style:family="table-row">
      <style:table-row-properties style:min-row-height="0.1743in" style:use-optimal-row-height="false"/>
    </style:style>
    <style:style style:name="TableCell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5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6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61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TableRow162" style:family="table-row">
      <style:table-row-properties style:min-row-height="0.184in" style:use-optimal-row-height="false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65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66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TableRow167" style:family="table-row">
      <style:table-row-properties style:min-row-height="0.1743in" style:use-optimal-row-height="false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70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71" style:parent-style-name="Paragrafoelenco" style:list-style-name="WWNum8" style:family="paragraph">
      <style:paragraph-properties fo:margin-bottom="0in">
        <style:tab-stops>
          <style:tab-stop style:type="left" style:position="2.6145in"/>
        </style:tab-stops>
      </style:paragraph-properties>
      <style:text-properties style:font-name="Century Gothic"/>
    </style:style>
    <style:style style:name="P172" style:parent-style-name="Standard" style:family="paragraph">
      <style:paragraph-properties>
        <style:tab-stops>
          <style:tab-stop style:type="left" style:position="2.6145in"/>
        </style:tab-stops>
      </style:paragraph-properties>
      <style:text-properties style:font-name="Century Gothic" fo:font-weight="bold" style:font-weight-asian="bold"/>
    </style:style>
    <style:style style:name="P173" style:parent-style-name="Standard" style:family="paragraph">
      <style:paragraph-properties fo:margin-bottom="0.1111in">
        <style:tab-stops>
          <style:tab-stop style:type="left" style:position="2.6145in"/>
        </style:tab-stops>
      </style:paragraph-properties>
      <style:text-properties style:font-name="Century Gothic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Hlk528573187"/></text:p>
            <text:p text:style-name="P6"><text:span text:style-name="T7">NAME:<text:s/></text:span><text:span text:style-name="T8">RecuperoPassword</text:span></text:p>
            <text:p text:style-name="P9"/>
          </table:table-cell>
        </table:table-row>
        <table:table-row table:style-name="TableRow10">
          <table:table-cell table:style-name="TableCell11">
            <text:p text:style-name="P12"/>
            <text:p text:style-name="P13"><text:span text:style-name="T14">ACTORS:</text:span><text:span text:style-name="T15"><text:s/></text:span><text:span text:style-name="T16">UtenteRegistrato</text:span></text:p>
            <text:p text:style-name="P17"><text:s/></text:p>
          </table:table-cell>
        </table:table-row>
        <table:table-row table:style-name="TableRow18">
          <table:table-cell table:style-name="TableCell19">
            <text:p text:style-name="P20"/>
            <text:p text:style-name="P21">FLOW OF EVENTS:</text:p>
            <text:list text:style-name="LFO3" text:continue-numbering="true">
              <text:list-item>
                <text:p text:style-name="P22"><text:span text:style-name="T23">UtenteRegistrato</text:span><text:span text:style-name="T24"><text:s/>si trova sulla Home.<text:s/></text:span><text:span text:style-name="T25">Clicca su "Recupera credenziali".</text:span></text:p>
              </text:list-item>
              <text:list-item>
                <text:p text:style-name="P26">Il sistema lo reindirizza su una pagina che mostra un form da riempire con il proprio username.</text:p>
              </text:list-item>
              <text:list-item>
                <text:p text:style-name="P27">UtenteRegistrato inserisce lo username e lo sottomette con il pulsante "Recupera".</text:p>
              </text:list-item>
              <text:list-item>
                <text:p text:style-name="P28">Il sistema verifica se è presente l’username specifico.</text:p>
              </text:list-item>
              <text:list-item>
                <text:p text:style-name="P29">Il sistema<text:s/>invia un link per poter ripristinare la password<text:s/>all'indirizzo e-mail associato allo username inserito da UtenteRegistrato.</text:p>
              </text:list-item>
              <text:list-item>
                <text:p text:style-name="P30">A schermo il sistema mostra una notifica di successo della procedura.</text:p>
              </text:list-item>
              <text:list-item>
                <text:p text:style-name="P31">Il sistema infine reindirizza l’utente alla Home di Sine Charta.</text:p>
              </text:list-item>
              <text:list-item>
                <text:p text:style-name="P32">L’utente clicca il link presente nella mail inviata dal sistema.</text:p>
              </text:list-item>
              <text:list-item>
                <text:p text:style-name="P33">L’utente viene indirizzato ad una pagina dove sono presenti due form da compilare etichettati: “Nuova Password” e “Conferma Password”.</text:p>
              </text:list-item>
              <text:list-item>
                <text:p text:style-name="P34">L’utente compila i campi e sottomette le informazioni.</text:p>
              </text:list-item>
              <text:list-item>
                <text:p text:style-name="P35">Sine Charta <text:s/>mostra una notifica di successo dell’operazione e reinderizza l’utente alla Home.<text:s/></text:p>
              </text:list-item>
            </text:list>
            <text:p text:style-name="P36"/>
          </table:table-cell>
        </table:table-row>
        <table:table-row table:style-name="TableRow37">
          <table:table-cell table:style-name="TableCell38">
            <text:p text:style-name="P39"/>
            <text:p text:style-name="P40">ENTRY CONDITION:</text:p>
            <text:list text:style-name="WWNum8">
              <text:list-item>
                <text:p text:style-name="P41">UtenteRegistrato non è loggato.</text:p>
              </text:list-item>
            </text:list>
            <text:p text:style-name="P42"/>
          </table:table-cell>
        </table:table-row>
        <table:table-row table:style-name="TableRow43">
          <table:table-cell table:style-name="TableCell44">
            <text:p text:style-name="P45"/>
            <text:p text:style-name="P46">EXIT CONDITION:</text:p>
            <text:list text:style-name="WWNum8" text:continue-numbering="true">
              <text:list-item>
                <text:p text:style-name="P47">UtenteRegistrato<text:s/>recupera la password per poter accedere.</text:p>
              </text:list-item>
            </text:list>
            <text:p text:style-name="P48"/>
          </table:table-cell>
        </table:table-row>
        <table:table-row table:style-name="TableRow49">
          <table:table-cell table:style-name="TableCell50">
            <text:p text:style-name="P51"/>
            <text:p text:style-name="P52">QUALITY REQUIREMENTS:</text:p>
            <text:list text:style-name="WWNum8" text:continue-numbering="true">
              <text:list-item>
                <text:p text:style-name="P53">Il sistema garantisce il recupero password entro pochi minuti.</text:p>
              </text:list-item>
            </text:list>
            <text:p text:style-name="P54"/>
          </table:table-cell>
        </table:table-row>
      </table:table>
      <text:p text:style-name="P55"/>
      <text:p text:style-name="P56"><text:bookmark-end text:name="_Hlk528573187"/></text:p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/>
            <text:p text:style-name="P62"><text:span text:style-name="T63">NAME:<text:s/></text:span><text:span text:style-name="T64">RecuperaUsername</text:span></text:p>
            <text:p text:style-name="P65"/>
          </table:table-cell>
        </table:table-row>
        <table:table-row table:style-name="TableRow66">
          <table:table-cell table:style-name="TableCell67">
            <text:p text:style-name="P68"/>
            <text:p text:style-name="P69"><text:span text:style-name="T70">ACTORS:<text:s/></text:span><text:span text:style-name="T71">UtenteRegistrato</text:span></text:p>
            <text:p text:style-name="P72"><text:s/></text:p>
          </table:table-cell>
        </table:table-row>
        <table:table-row table:style-name="TableRow73">
          <table:table-cell table:style-name="TableCell74">
            <text:p text:style-name="P75"/>
            <text:p text:style-name="P76">FLOW OF EVENTS:</text:p>
            <text:list text:style-name="LFO5" text:continue-numbering="true">
              <text:list-item>
                <text:p text:style-name="P77"><text:span text:style-name="T78">UtenteRegistrato si trova sulla Home.<text:s/></text:span><text:span text:style-name="T79">Clicca su "Recupera credenziali".</text:span></text:p>
              </text:list-item>
              <text:list-item>
                <text:p text:style-name="P80">Il sistema lo reindirizza su una pagina che mostra un form da riempire con la propria e-mail.</text:p>
              </text:list-item>
              <text:list-item>
                <text:p text:style-name="P81">UtenteRegistrato inserisce l'indirizzo<text:s/>e-mail e clicca sul pulsante "Recupera".</text:p>
              </text:list-item>
              <text:list-item>
                <text:p text:style-name="P82">Il sistema invia all'indirizzo e-mail un messaggio che contiene lo username e notifica l'utente dell'invio della mail.</text:p>
              </text:list-item>
              <text:list-item>
                <text:p text:style-name="P83">Il sistema reindirizza UtenteRegistrato alla Home.</text:p>
              </text:list-item>
            </text:list>
            <text:p text:style-name="P84"/>
          </table:table-cell>
        </table:table-row>
        <table:table-row table:style-name="TableRow85">
          <table:table-cell table:style-name="TableCell86">
            <text:p text:style-name="P87"/>
            <text:p text:style-name="P88">ENTRY CONDITION:</text:p>
            <text:list text:style-name="WWNum8" text:continue-numbering="true">
              <text:list-item>
                <text:p text:style-name="P89">UtenteRegistrato non è loggato.</text:p>
              </text:list-item>
            </text:list>
            <text:p text:style-name="P90"/>
          </table:table-cell>
        </table:table-row>
        <table:table-row table:style-name="TableRow91">
          <table:table-cell table:style-name="TableCell92">
            <text:p text:style-name="P93"/>
            <text:p text:style-name="P94">EXIT CONDITION:</text:p>
            <text:list text:style-name="WWNum8" text:continue-numbering="true">
              <text:list-item>
                <text:p text:style-name="P95"><text:s/>UtenteRegistrato riceve la mail con lo username.</text:p>
              </text:list-item>
            </text:list>
            <text:p text:style-name="P96"/>
          </table:table-cell>
        </table:table-row>
        <table:table-row table:style-name="TableRow97">
          <table:table-cell table:style-name="TableCell98">
            <text:p text:style-name="P99"/>
            <text:p text:style-name="P100">QUALITY REQUIREMENTS:</text:p>
            <text:list text:style-name="WWNum8" text:continue-numbering="true">
              <text:list-item>
                <text:p text:style-name="P101">Il sistema invia lo username a UtenteRegistrato entro un minuto.</text:p>
              </text:list-item>
            </text:list>
            <text:p text:style-name="P102"/>
          </table:table-cell>
        </table:table-row>
      </table:table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/>
            <text:p text:style-name="P109">NAME:</text:p>
            <text:p text:style-name="P110"/>
          </table:table-cell>
        </table:table-row>
        <table:table-row table:style-name="TableRow111">
          <table:table-cell table:style-name="TableCell112">
            <text:p text:style-name="P113"/>
            <text:p text:style-name="P114">ACTORS:</text:p>
            <text:p text:style-name="P115"><text:s/></text:p>
          </table:table-cell>
        </table:table-row>
        <table:table-row table:style-name="TableRow116">
          <table:table-cell table:style-name="TableCell117">
            <text:p text:style-name="P118"/>
            <text:p text:style-name="P119">FLOW OF EVENTS:</text:p>
            <text:p text:style-name="P120"/>
            <text:p text:style-name="P121"/>
          </table:table-cell>
        </table:table-row>
        <table:table-row table:style-name="TableRow122">
          <table:table-cell table:style-name="TableCell123">
            <text:p text:style-name="P124"/>
            <text:p text:style-name="P125">ENTRY CONDITION:</text:p>
            <text:list text:style-name="WWNum8" text:continue-numbering="true">
              <text:list-item>
                <text:p text:style-name="P126"/>
              </text:list-item>
            </text:list>
          </table:table-cell>
        </table:table-row>
        <table:table-row table:style-name="TableRow127">
          <table:table-cell table:style-name="TableCell128">
            <text:p text:style-name="P129"/>
            <text:p text:style-name="P130">EXIT CONDITION:</text:p>
            <text:list text:style-name="WWNum8" text:continue-numbering="true">
              <text:list-item>
                <text:p text:style-name="P131"/>
              </text:list-item>
            </text:list>
          </table:table-cell>
        </table:table-row>
        <table:table-row table:style-name="TableRow132">
          <table:table-cell table:style-name="TableCell133">
            <text:p text:style-name="P134"/>
            <text:p text:style-name="P135">QUALITY REQUIREMENTS:</text:p>
            <text:list text:style-name="WWNum8" text:continue-numbering="true">
              <text:list-item>
                <text:p text:style-name="P136"/>
              </text:list-item>
            </text:list>
            <text:p text:style-name="P137"/>
          </table:table-cell>
        </table:table-row>
      </table:table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/>
            <text:p text:style-name="P144">NAME:</text:p>
            <text:p text:style-name="P145"/>
          </table:table-cell>
        </table:table-row>
        <table:table-row table:style-name="TableRow146">
          <table:table-cell table:style-name="TableCell147">
            <text:p text:style-name="P148"/>
            <text:p text:style-name="P149">ACTORS:</text:p>
            <text:p text:style-name="P150"><text:s/></text:p>
          </table:table-cell>
        </table:table-row>
        <table:table-row table:style-name="TableRow151">
          <table:table-cell table:style-name="TableCell152">
            <text:p text:style-name="P153"/>
            <text:p text:style-name="P154">FLOW OF EVENTS:</text:p>
            <text:p text:style-name="P155"/>
            <text:p text:style-name="P156"/>
          </table:table-cell>
        </table:table-row>
        <table:table-row table:style-name="TableRow157">
          <table:table-cell table:style-name="TableCell158">
            <text:p text:style-name="P159"/>
            <text:p text:style-name="P160">ENTRY CONDITION:</text:p>
            <text:list text:style-name="WWNum8" text:continue-numbering="true">
              <text:list-item>
                <text:p text:style-name="P161"/>
              </text:list-item>
            </text:list>
          </table:table-cell>
        </table:table-row>
        <table:table-row table:style-name="TableRow162">
          <table:table-cell table:style-name="TableCell163">
            <text:p text:style-name="P164"/>
            <text:p text:style-name="P165">EXIT CONDITION:</text:p>
            <text:list text:style-name="WWNum8" text:continue-numbering="true">
              <text:list-item>
                <text:p text:style-name="P166"/>
              </text:list-item>
            </text:list>
          </table:table-cell>
        </table:table-row>
        <table:table-row table:style-name="TableRow167">
          <table:table-cell table:style-name="TableCell168">
            <text:p text:style-name="P169"/>
            <text:p text:style-name="P170">QUALITY REQUIREMENTS:</text:p>
            <text:list text:style-name="WWNum8" text:continue-numbering="true">
              <text:list-item>
                <text:p text:style-name="P171"/>
              </text:list-item>
            </text:list>
            <text:p text:style-name="P172"/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31" style:display-name="ListLabel 31" style:family="text">
      <style:text-properties style:font-name="Century Gothic" style:font-name-asian="Century Gothic" style:font-name-complex="Symbol" fo:font-weight="bold" style:font-weight-asian="bold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NumberingSymbols" style:display-name="Numbering Symbols" style:family="text"/>
    <text:list-style style:name="WWNum10" style:display-name="WWNum10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</dc:creator>
    <meta:creation-date>2017-01-01T14:28:00Z</meta:creation-date>
    <dc:date>2018-10-29T09:50:00Z</dc:date>
    <meta:template xlink:href="Normal" xlink:type="simple"/>
    <meta:editing-cycles>1</meta:editing-cycles>
    <meta:editing-duration>PT1860S</meta:editing-duration>
    <meta:document-statistic meta:page-count="3" meta:paragraph-count="4" meta:word-count="318" meta:character-count="2133" meta:row-count="15" meta:non-whitespace-character-count="1819"/>
  </office:meta>
</office:document-meta>
</file>